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Mono" fo:font-size="9pt" officeooo:paragraph-rsid="00169e33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Animal:</text:p>
      <text:p text:style-name="P1"><text:s text:c="4"/>def __init__(self, name, age):</text:p>
      <text:p text:style-name="P1"><text:s text:c="8"/>self.name = name</text:p>
      <text:p text:style-name="P1"><text:s text:c="8"/>self.age = age</text:p>
      <text:p text:style-name="P1"/>
      <text:p text:style-name="P1"><text:s text:c="4"/>def __repr__(self):</text:p>
      <text:p text:style-name="P1"><text:s text:c="8"/>return f"{self.name} is {self.age} years old"</text:p>
      <text:p text:style-name="P1"/>
      <text:p text:style-name="P1"><text:s text:c="4"/>def have_birthday(self):</text:p>
      <text:p text:style-name="P1"><text:s text:c="8"/>self.age += 1</text:p>
      <text:p text:style-name="P1"><text:s text:c="8"/>print(f"{self.name} grew up and is now {self.age}")</text:p>
      <text:p text:style-name="P1"/>
      <text:p text:style-name="P1"/>
      <text:p text:style-name="P1">class Dog(Animal):</text:p>
      <text:p text:style-name="P1"><text:s text:c="4"/>def __init__(self, name, age, breed):</text:p>
      <text:p text:style-name="P1"><text:s text:c="8"/>self.breed = breed</text:p>
      <text:p text:style-name="P1"><text:s text:c="8"/>super().__init__(name, age)</text:p>
      <text:p text:style-name="P1"/>
      <text:p text:style-name="P1"><text:s text:c="4"/>def __repr__(self):</text:p>
      <text:p text:style-name="P1"><text:s text:c="8"/>return f"{self.name} is a {self.breed} and is {self.age}"</text:p>
      <text:p text:style-name="P1"/>
      <text:p text:style-name="P1"><text:s text:c="4"/>def bark(self):</text:p>
      <text:p text:style-name="P1"><text:s text:c="8"/>print(f"{self.name} is barking")</text:p>
      <text:p text:style-name="P1"/>
      <text:p text:style-name="P1"/>
      <text:p text:style-name="P1">class Bird(Animal):</text:p>
      <text:p text:style-name="P1"><text:s text:c="4"/>def __init__(self, name, age, color):</text:p>
      <text:p text:style-name="P1"><text:s text:c="8"/>self.color = color</text:p>
      <text:p text:style-name="P1"><text:s text:c="8"/>super().__init__(name, age)</text:p>
      <text:p text:style-name="P1"/>
      <text:p text:style-name="P1"><text:s text:c="4"/>def eat(self):</text:p>
      <text:p text:style-name="P1"><text:s text:c="8"/>print(f"{self.name} is eating")</text:p>
      <text:p text:style-name="P1"/>
      <text:p text:style-name="P1"/>
      <text:p text:style-name="P1">woodpecker = Bird("bob", 3, "blue")</text:p>
      <text:p text:style-name="P1">woodpecker.eat() <text:s text:c="27"/># bob is eating</text:p>
      <text:p text:style-name="P1">print(woodpecker) <text:s text:c="26"/># bob is 3 years old</text:p>
      <text:p text:style-name="P1"/>
      <text:p text:style-name="P1"/>
      <text:p text:style-name="P1">peanut = Dog("peanut", 2, "Bernadoodle")</text:p>
      <text:p text:style-name="P1">print(peanut) <text:s text:c="30"/># peanut is a Bernadoodle and is 2</text:p>
      <text:p text:style-name="P1">peanut.bark() <text:s text:c="30"/># peanut is barking</text:p>
      <text:p text:style-name="P1"/>
      <text:p text:style-name="P1"/>
      <text:p text:style-name="P1">peanut.have_birthday() <text:s text:c="21"/># peanut grew up and is now 3</text:p>
      <text:p text:style-name="P1">print(peanut) <text:s text:c="30"/># peanut is a Bernadoodle and is 3</text:p>
      <text:p text:style-name="P1"/>
      <text:p text:style-name="P1"/>
      <text:p text:style-name="P1">woodpecker.have_birthday() <text:s text:c="17"/># bob grew up and is now 4</text:p>
      <text:p text:style-name="P1">print(woodpecker) <text:s text:c="26"/># bob is 4 years old</text:p>
      <text:p text:style-name="P1"/>
      <text:p text:style-name="P1"/>
      <text:p text:style-name="P1">print(isinstance(peanut, Dog)) <text:s text:c="13"/># True</text:p>
      <text:p text:style-name="P1">print(isinstance(woodpecker, Dog)) <text:s text:c="9"/># False</text:p>
      <text:p text:style-name="P1">print(isinstance(peanut, Animal)) <text:s text:c="10"/># Tru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8:25:03.020772855</meta:creation-date>
    <dc:date>2025-11-11T09:45:45.483534707</dc:date>
    <meta:editing-duration>PT1H20M42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36" meta:word-count="158" meta:character-count="1497" meta:non-whitespace-character-count="1008"/>
  </office:meta>
</office:document-meta>
</file>